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aryjo,</text:span><text:span text:style-name="T1"><text:line-break/></text:span><text:span text:style-name="T1">Matko mojego</text:span><text:span text:style-name="T1"><text:line-break/></text:span><text:span text:style-name="T1">wezwania</text:span><text:span text:style-name="T1"><text:line-break/></text:span><text:span text:style-name="T1">Chcę i pragnę,</text:span><text:span text:style-name="T1"><text:line-break/></text:span><text:span text:style-name="T1">Idąc za Twym słow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zynić wszystko</text:span><text:span text:style-name="T1"><text:line-break/></text:span><text:span text:style-name="T1">co powie mi Jezus,</text:span><text:span text:style-name="T1"><text:line-break/></text:span><text:span text:style-name="T1">Miłować Jego wolę</text:span><text:span text:style-name="T1"><text:line-break/></text:span><text:span text:style-name="T1">A wszystko inne</text:span><text:span text:style-name="T1"><text:line-break/></text:span><text:span text:style-name="T1">- ze względu</text:span><text:span text:style-name="T1"><text:line-break/></text:span><text:span text:style-name="T1">na Niego sam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łuchać Słowa</text:span><text:span text:style-name="T1"><text:line-break/></text:span><text:span text:style-name="T1">całym sercem</text:span><text:span text:style-name="T1"><text:line-break/></text:span><text:span text:style-name="T1">I w Duchu Świętym</text:span><text:span text:style-name="T1"><text:line-break/></text:span><text:span text:style-name="T1">je wypełniać.</text:span><text:span text:style-name="T1"><text:line-break/></text:span><text:span text:style-name="T1">Amen, Amen</text:span><text:span text:style-name="T1"><text:line-break/></text:span><text:span text:style-name="T1">Amen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0cm" svg:y="-0.001cm" presentation:class="title" presentation:user-transformed="true">
          <draw:text-box>
            <text:p text:style-name="P1"><text:span text:style-name="T1">Bo tak jest z tymi,</text:span><text:span text:style-name="T1"><text:line-break/></text:span><text:span text:style-name="T1">Którzy z Ducha</text:span><text:span text:style-name="T1"><text:line-break/></text:span><text:span text:style-name="T1">narodzili się</text:span><text:span text:style-name="T1"><text:line-break/></text:span><text:span text:style-name="T1">Nikt nie wie</text:span><text:span text:style-name="T1"><text:line-break/></text:span><text:span text:style-name="T1">dokąd pójdą</text:span><text:span text:style-name="T1"><text:line-break/></text:span><text:span text:style-name="T1">Za wolą Twą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5:11:50</meta:creation-date>
    <dc:date>2014-09-28T22:10:47.504000000</dc:date>
    <dc:language>pl-PL</dc:language>
    <meta:editing-cycles>13</meta:editing-cycles>
    <meta:editing-duration>PT6M48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